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85ee" officeooo:paragraph-rsid="000a85ee"/>
    </style:style>
    <style:style style:name="P2" style:family="paragraph" style:parent-style-name="Standard">
      <style:text-properties officeooo:rsid="000a85ee" officeooo:paragraph-rsid="000bac61"/>
    </style:style>
    <style:style style:name="P3" style:family="paragraph" style:parent-style-name="Standard">
      <style:text-properties officeooo:rsid="000bac61" officeooo:paragraph-rsid="000bac61"/>
    </style:style>
    <style:style style:name="P4" style:family="paragraph" style:parent-style-name="Standard">
      <style:text-properties officeooo:rsid="000d0a99" officeooo:paragraph-rsid="000d0a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text:p>
      <text:p text:style-name="P1"/>
      <text:p text:style-name="P1">do not need a table of contents. It should be well formatted though with headings etc</text:p>
      <text:p text:style-name="P1"/>
      <text:p text:style-name="P1">write your design as if an absolute idiot could build your website exactly as you intended </text:p>
      <text:p text:style-name="P1"/>
      <text:p text:style-name="P1">design document can be in any order </text:p>
      <text:p text:style-name="P1"/>
      <text:p text:style-name="P2">decomposition- have a large flowchart style diagram which shows the overall structure of your site and link to database and how information will flow. You should also explain the diagram.</text:p>
      <text:p text:style-name="P2"/>
      <text:p text:style-name="P2">also add an entity relationship diagram for your database make it as detailed as the relationship tables in your database</text:p>
      <text:p text:style-name="P1"/>
      <text:p text:style-name="P1">also add a data flow diagram </text:p>
      <text:p text:style-name="P1"/>
      <text:p text:style-name="P1">add your table structure as well which is where you will add all the fields for each table and your justification as to why its there. For example, fieldname, type, example justification. </text:p>
      <text:p text:style-name="P1"/>
      <text:p text:style-name="P3">Data structures / variables list </text:p>
      <text:p text:style-name="P3"/>
      <text:p text:style-name="P3">You’ll put all your variables names here and why they’re there , data type, where its used, scope and why it is needed.</text:p>
      <text:p text:style-name="P3"/>
      <text:p text:style-name="P3">Colour scheme-show what colours you intend to use and why aswell as colours that compliment eachother</text:p>
      <text:p text:style-name="P3"/>
      <text:p text:style-name="P3"/>
      <text:p text:style-name="P3">use royalty free images or ai generated images</text:p>
      <text:p text:style-name="P3"/>
      <text:p text:style-name="P4">algorithm designs-pseudocod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4:08:07.896230300</meta:creation-date>
    <dc:date>2025-10-07T14:35:23.268329700</dc:date>
    <meta:editing-duration>PT4M10S</meta:editing-duration>
    <meta:editing-cycles>1</meta:editing-cycles>
    <meta:document-statistic meta:table-count="0" meta:image-count="0" meta:object-count="0" meta:page-count="1" meta:paragraph-count="13" meta:word-count="182" meta:character-count="1071" meta:non-whitespace-character-count="896"/>
    <meta:generator>LibreOffice/25.2.3.2$Windows_X86_64 LibreOffice_project/bbb074479178df812d175f709636b368952c2ce3</meta:generator>
  </office:meta>
</office:document-meta>
</file>